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28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1];&quot; &quot;;[.D191];&quot;(&quot;;[.E191];IF(EXACT([.F191];&quot;&quot;);&quot;&quot;;CONCATENATE(&quot;,&quot;;[.F191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191]);[.J191])" office:value-type="string" office:string-value="nUser" calcext:value-type="string">
            <text:p>nUser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User = 0" calcext:value-type="string">
            <text:p>nUser = 0</text:p>
          </table:table-cell>
          <table:table-cell table:style-name="ce23" table:formula="of:=CONCATENATE(&quot;    &quot;;[.M191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191];&quot; = &quot;;[.C191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2];&quot; &quot;;[.D192];&quot;(&quot;;[.E192];IF(EXACT([.F192];&quot;&quot;);&quot;&quot;;CONCATENATE(&quot;,&quot;;[.F192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192]);[.J192])" office:value-type="string" office:string-value="dLogInDate" calcext:value-type="string">
            <text:p>dLogInDate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2];&quot; = &quot;;[.L192])" office:value-type="string" office:string-value="dLogInDate = {}" calcext:value-type="string">
            <text:p>dLogInDate = {}</text:p>
          </table:table-cell>
          <table:table-cell table:style-name="ce23" table:formula="of:=CONCATENATE(&quot;    &quot;;[.M192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192];&quot; = &quot;;[.C192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3];&quot; &quot;;[.D193];&quot;(&quot;;[.E193];IF(EXACT([.F193];&quot;&quot;);&quot;&quot;;CONCATENATE(&quot;,&quot;;[.F193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193]);[.J193])" office:value-type="string" office:string-value="cLogInTime" calcext:value-type="string">
            <text:p>cLogInTim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3];&quot; = &quot;;[.L193])" office:value-type="string" office:string-value="cLogInTime = ''" calcext:value-type="string">
            <text:p>cLogInTime = ''</text:p>
          </table:table-cell>
          <table:table-cell table:style-name="ce23" table:formula="of:=CONCATENATE(&quot;    &quot;;[.M193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193];&quot; = &quot;;[.C193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4];&quot; &quot;;[.D194];&quot;(&quot;;[.E194];IF(EXACT([.F194];&quot;&quot;);&quot;&quot;;CONCATENATE(&quot;,&quot;;[.F194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194]);[.J194])" office:value-type="string" office:string-value="dLogOutDate" calcext:value-type="string">
            <text:p>dLogOutDate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4];&quot; = &quot;;[.L194])" office:value-type="string" office:string-value="dLogOutDate = {}" calcext:value-type="string">
            <text:p>dLogOutDate = {}</text:p>
          </table:table-cell>
          <table:table-cell table:style-name="ce23" table:formula="of:=CONCATENATE(&quot;    &quot;;[.M194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194];&quot; = &quot;;[.C194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5];&quot; &quot;;[.D195];&quot;(&quot;;[.E195];IF(EXACT([.F195];&quot;&quot;);&quot;&quot;;CONCATENATE(&quot;,&quot;;[.F195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195]);[.J195])" office:value-type="string" office:string-value="cLogOutTime" calcext:value-type="string">
            <text:p>cLogOutTime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5];&quot; = &quot;;[.L195])" office:value-type="string" office:string-value="cLogOutTime = ''" calcext:value-type="string">
            <text:p>cLogOutTime = ''</text:p>
          </table:table-cell>
          <table:table-cell table:style-name="ce23" table:formula="of:=CONCATENATE(&quot;    &quot;;[.M195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195];&quot; = &quot;;[.C195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7];&quot; &quot;;[.D197];&quot;(&quot;;[.E197];IF(EXACT([.F197];&quot;&quot;);&quot;&quot;;CONCATENATE(&quot;,&quot;;[.F197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197]);[.J197])" office:value-type="string" office:string-value="nId" calcext:value-type="string">
            <text:p>nId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float" office:value="0" calcext:value-type="float">
            <text:p>0</text:p>
          </table:table-cell>
          <table:table-cell table:style-name="ce23" table:formula="of:=CONCATENATE([.K197];&quot; = &quot;;[.L197])" office:value-type="string" office:string-value="nId = 0" calcext:value-type="string">
            <text:p>nId = 0</text:p>
          </table:table-cell>
          <table:table-cell table:style-name="ce23" table:formula="of:=CONCATENATE(&quot;    &quot;;[.M19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197];&quot; = &quot;;[.C197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8];&quot; &quot;;[.D198];&quot;(&quot;;[.E198];IF(EXACT([.F198];&quot;&quot;);&quot;&quot;;CONCATENATE(&quot;,&quot;;[.F198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198]);[.J198])" office:value-type="string" office:string-value="cName" calcext:value-type="string">
            <text:p>cName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8];&quot; = &quot;;[.L198])" office:value-type="string" office:string-value="cName = ''" calcext:value-type="string">
            <text:p>cName = ''</text:p>
          </table:table-cell>
          <table:table-cell table:style-name="ce23" table:formula="of:=CONCATENATE(&quot;    &quot;;[.M19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198];&quot; = &quot;;[.C19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199];&quot; &quot;;[.D199];&quot;(&quot;;[.E199];IF(EXACT([.F199];&quot;&quot;);&quot;&quot;;CONCATENATE(&quot;,&quot;;[.F199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199]);[.J199])" office:value-type="string" office:string-value="lActive" calcext:value-type="string">
            <text:p>lActive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99];&quot; = &quot;;[.L199])" office:value-type="string" office:string-value="lActive = .F." calcext:value-type="string">
            <text:p>lActive = .F.</text:p>
          </table:table-cell>
          <table:table-cell table:style-name="ce23" table:formula="of:=CONCATENATE(&quot;    &quot;;[.M199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199];&quot; = &quot;;[.C199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00];&quot; &quot;;[.D200];&quot;(&quot;;[.E200];IF(EXACT([.F200];&quot;&quot;);&quot;&quot;;CONCATENATE(&quot;,&quot;;[.F200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00]);[.J200])" office:value-type="string" office:string-value="nBranch" calcext:value-type="string">
            <text:p>nBranch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Branch = 0" calcext:value-type="string">
            <text:p>nBranch = 0</text:p>
          </table:table-cell>
          <table:table-cell table:style-name="ce23" table:formula="of:=CONCATENATE(&quot;    &quot;;[.M20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00];&quot; = &quot;;[.C20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2];&quot; &quot;;[.D202];&quot;(&quot;;[.E202];IF(EXACT([.F202];&quot;&quot;);&quot;&quot;;CONCATENATE(&quot;,&quot;;[.F202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02]);[.J202])" office:value-type="string" office:string-value="nId" calcext:value-type="string">
            <text:p>nId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float" office:value="0" calcext:value-type="float">
            <text:p>0</text:p>
          </table:table-cell>
          <table:table-cell table:style-name="ce23" table:formula="of:=CONCATENATE([.K202];&quot; = &quot;;[.L202])" office:value-type="string" office:string-value="nId = 0" calcext:value-type="string">
            <text:p>nId = 0</text:p>
          </table:table-cell>
          <table:table-cell table:style-name="ce23" table:formula="of:=CONCATENATE(&quot;    &quot;;[.M202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02];&quot; = &quot;;[.C202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03];&quot; &quot;;[.D203];&quot;(&quot;;[.E203];IF(EXACT([.F203];&quot;&quot;);&quot;&quot;;CONCATENATE(&quot;,&quot;;[.F203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03]);[.J203])" office:value-type="string" office:string-value="cName" calcext:value-type="string">
            <text:p>cName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03];&quot; = &quot;;[.L203])" office:value-type="string" office:string-value="cName = ''" calcext:value-type="string">
            <text:p>cName = ''</text:p>
          </table:table-cell>
          <table:table-cell table:style-name="ce23" table:formula="of:=CONCATENATE(&quot;    &quot;;[.M203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03];&quot; = &quot;;[.C203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4];&quot; &quot;;[.D204];&quot;(&quot;;[.E204];IF(EXACT([.F204];&quot;&quot;);&quot;&quot;;CONCATENATE(&quot;,&quot;;[.F204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04]);[.J204])" office:value-type="string" office:string-value="lActive" calcext:value-type="string">
            <text:p>lActive</text:p>
          </table:table-cell>
          <table:table-cell table:style-name="ce26" table:formula="of:=IF(EXACT([.D204];&quot;N&quot;);0;IF(EXACT([.D204];&quot;C&quot;);&quot;''&quot;;IF(EXACT([.D204];&quot;D&quot;);&quot;{}&quot;;IF(EXACT([.D204];&quot;L&quot;);&quot;.F.&quot;;IF(EXACT([.D2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4];&quot; = &quot;;[.L204])" office:value-type="string" office:string-value="lActive = .F." calcext:value-type="string">
            <text:p>lActive = .F.</text:p>
          </table:table-cell>
          <table:table-cell table:style-name="ce23" table:formula="of:=CONCATENATE(&quot;    &quot;;[.M204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04];&quot; = &quot;;[.C204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6];&quot; &quot;;[.D206];&quot;(&quot;;[.E206];IF(EXACT([.F206];&quot;&quot;);&quot;&quot;;CONCATENATE(&quot;,&quot;;[.F206]));&quot;), ;&quot;)" office:value-type="string" office:string-value="        empleado N(4), ;" calcext:value-type="string">
            <text:p><text:s text:c="8"/>empleado N(4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Employee</text:p>
          </table:table-cell>
          <table:table-cell table:style-name="ce23" table:formula="of:=CONCATENATE(LOWER([.D206]);[.J206])" office:value-type="string" office:string-value="nEmployee" calcext:value-type="string">
            <text:p>nEmployee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Employee = 0" calcext:value-type="string">
            <text:p>nEmployee = 0</text:p>
          </table:table-cell>
          <table:table-cell table:style-name="ce23" table:formula="of:=CONCATENATE(&quot;    &quot;;[.M206])" office:value-type="string" office:string-value="    nEmployee = 0" calcext:value-type="string">
            <text:p><text:s text:c="4"/>nEmployee = 0</text:p>
          </table:table-cell>
          <table:table-cell table:style-name="ce23" table:formula="of:=CONCATENATE(&quot;            .&quot;;[.K206];&quot; = &quot;;[.C206])" office:value-type="string" office:string-value="            .nEmployee = empleado" calcext:value-type="string">
            <text:p><text:s text:c="12"/>.nEmployee = emplead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_desd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7];&quot; &quot;;[.D207];&quot;(&quot;;[.E207];IF(EXACT([.F207];&quot;&quot;);&quot;&quot;;CONCATENATE(&quot;,&quot;;[.F207]));&quot;), ;&quot;)" office:value-type="string" office:string-value="        fech_desde D(8), ;" calcext:value-type="string">
            <text:p><text:s text:c="8"/>fech_desde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07]);[.J207])" office:value-type="string" office:string-value="dFromDate" calcext:value-type="string">
            <text:p>dFrom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FromDate = {}" calcext:value-type="string">
            <text:p>dFromDate = {}</text:p>
          </table:table-cell>
          <table:table-cell table:style-name="ce23" table:formula="of:=CONCATENATE(&quot;    &quot;;[.M207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07];&quot; = &quot;;[.C207])" office:value-type="string" office:string-value="            .dFromDate = fech_desde" calcext:value-type="string">
            <text:p><text:s text:c="12"/>.dFromDate = fech_desde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_has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8];&quot; &quot;;[.D208];&quot;(&quot;;[.E208];IF(EXACT([.F208];&quot;&quot;);&quot;&quot;;CONCATENATE(&quot;,&quot;;[.F208]));&quot;), ;&quot;)" office:value-type="string" office:string-value="        fech_hasta D(8), ;" calcext:value-type="string">
            <text:p><text:s text:c="8"/>fech_hasta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08]);[.J208])" office:value-type="string" office:string-value="dUntilDate" calcext:value-type="string">
            <text:p>dUntilDate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8];&quot; = &quot;;[.L208])" office:value-type="string" office:string-value="dUntilDate = {}" calcext:value-type="string">
            <text:p>dUntilDate = {}</text:p>
          </table:table-cell>
          <table:table-cell table:style-name="ce23" table:formula="of:=CONCATENATE(&quot;    &quot;;[.M208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08];&quot; = &quot;;[.C208])" office:value-type="string" office:string-value="            .dUntilDate = fech_hasta" calcext:value-type="string">
            <text:p><text:s text:c="12"/>.dUntilDate = fech_hast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o_di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9];&quot; &quot;;[.D209];&quot;(&quot;;[.E209];IF(EXACT([.F209];&quot;&quot;);&quot;&quot;;CONCATENATE(&quot;,&quot;;[.F209]));&quot;), ;&quot;)" office:value-type="string" office:string-value="        medio_dia L(1), ;" calcext:value-type="string">
            <text:p><text:s text:c="8"/>medio_dia L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HalfDay </text:p>
          </table:table-cell>
          <table:table-cell table:style-name="ce23" table:formula="of:=CONCATENATE(LOWER([.D209]);[.J209])" office:value-type="string" office:string-value="lHalfDay " calcext:value-type="string">
            <text:p>lHalfDay 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9];&quot; = &quot;;[.L209])" office:value-type="string" office:string-value="lHalfDay  = .F." calcext:value-type="string">
            <text:p>lHalfDay <text:s/>= .F.</text:p>
          </table:table-cell>
          <table:table-cell table:style-name="ce23" table:formula="of:=CONCATENATE(&quot;    &quot;;[.M209])" office:value-type="string" office:string-value="    lHalfDay  = .F." calcext:value-type="string">
            <text:p><text:s text:c="4"/>lHalfDay <text:s/>= .F.</text:p>
          </table:table-cell>
          <table:table-cell table:style-name="ce23" table:formula="of:=CONCATENATE(&quot;            .&quot;;[.K209];&quot; = &quot;;[.C209])" office:value-type="string" office:string-value="            .lHalfDay  = medio_dia" calcext:value-type="string">
            <text:p><text:s text:c="12"/>.lHalfDay <text:s/>= medio_di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0];&quot; &quot;;[.D210];&quot;(&quot;;[.E210];IF(EXACT([.F210];&quot;&quot;);&quot;&quot;;CONCATENATE(&quot;,&quot;;[.F210]));&quot;), ;&quot;)" office:value-type="string" office:string-value="        tipo N(1), ;" calcext:value-type="string">
            <text:p><text:s text:c="8"/>tipo N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Type</text:p>
          </table:table-cell>
          <table:table-cell table:style-name="ce23" table:formula="of:=CONCATENATE(LOWER([.D210]);[.J210])" office:value-type="string" office:string-value="nType" calcext:value-type="string">
            <text:p>nTyp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Type = 0" calcext:value-type="string">
            <text:p>nType = 0</text:p>
          </table:table-cell>
          <table:table-cell table:style-name="ce23" table:formula="of:=CONCATENATE(&quot;    &quot;;[.M210])" office:value-type="string" office:string-value="    nType = 0" calcext:value-type="string">
            <text:p><text:s text:c="4"/>nType = 0</text:p>
          </table:table-cell>
          <table:table-cell table:style-name="ce23" table:formula="of:=CONCATENATE(&quot;            .&quot;;[.K210];&quot; = &quot;;[.C210])" office:value-type="string" office:string-value="            .nType = tipo" calcext:value-type="string">
            <text:p><text:s text:c="12"/>.nType = tip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table:formula="of:=CONCATENATE(&quot;        &quot;;[.C211];&quot; &quot;;[.D211];&quot;(&quot;;[.E211];IF(EXACT([.F211];&quot;&quot;);&quot;&quot;;CONCATENATE(&quot;,&quot;;[.F211]));&quot;), ;&quot;)" office:value-type="string" office:string-value="        motivo C(50), ;" calcext:value-type="string">
            <text:p><text:s text:c="8"/>motivo C(50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Reason</text:p>
          </table:table-cell>
          <table:table-cell table:style-name="ce23" table:formula="of:=CONCATENATE(LOWER([.D211]);[.J211])" office:value-type="string" office:string-value="cReason" calcext:value-type="string">
            <text:p>cReason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1];&quot; = &quot;;[.L211])" office:value-type="string" office:string-value="cReason = ''" calcext:value-type="string">
            <text:p>cReason = ''</text:p>
          </table:table-cell>
          <table:table-cell table:style-name="ce23" table:formula="of:=CONCATENATE(&quot;    &quot;;[.M211])" office:value-type="string" office:string-value="    cReason = ''" calcext:value-type="string">
            <text:p><text:s text:c="4"/>cReason = ''</text:p>
          </table:table-cell>
          <table:table-cell table:style-name="ce23" table:formula="of:=CONCATENATE(&quot;            .&quot;;[.K211];&quot; = &quot;;[.C211])" office:value-type="string" office:string-value="            .cReason = motivo" calcext:value-type="string">
            <text:p><text:s text:c="12"/>.cReason = motiv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3];&quot; &quot;;[.D213];&quot;(&quot;;[.E213];IF(EXACT([.F213];&quot;&quot;);&quot;&quot;;CONCATENATE(&quot;,&quot;;[.F213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3]);[.J213])" office:value-type="string" office:string-value="nId" calcext:value-type="string">
            <text:p>nId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Id = 0" calcext:value-type="string">
            <text:p>nId = 0</text:p>
          </table:table-cell>
          <table:table-cell table:style-name="ce23" table:formula="of:=CONCATENATE(&quot;    &quot;;[.M21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3];&quot; = &quot;;[.C21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4];&quot; &quot;;[.D214];&quot;(&quot;;[.E214];IF(EXACT([.F214];&quot;&quot;);&quot;&quot;;CONCATENATE(&quot;,&quot;;[.F214]));&quot;), ;&quot;)" office:value-type="string" office:string-value="        nombre C(62), ;" calcext:value-type="string">
            <text:p><text:s text:c="8"/>nombre C(62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14]);[.J214])" office:value-type="string" office:string-value="cName" calcext:value-type="string">
            <text:p>cName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4];&quot; = &quot;;[.L214])" office:value-type="string" office:string-value="cName = ''" calcext:value-type="string">
            <text:p>cName = ''</text:p>
          </table:table-cell>
          <table:table-cell table:style-name="ce23" table:formula="of:=CONCATENATE(&quot;    &quot;;[.M21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14];&quot; = &quot;;[.C21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eviado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15];&quot; &quot;;[.D215];&quot;(&quot;;[.E215];IF(EXACT([.F215];&quot;&quot;);&quot;&quot;;CONCATENATE(&quot;,&quot;;[.F215]));&quot;), ;&quot;)" office:value-type="string" office:string-value="        abreviado C(10), ;" calcext:value-type="string">
            <text:p><text:s text:c="8"/>abreviado C(10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hortName</text:p>
          </table:table-cell>
          <table:table-cell table:style-name="ce23" table:formula="of:=CONCATENATE(LOWER([.D215]);[.J215])" office:value-type="string" office:string-value="cShortName" calcext:value-type="string">
            <text:p>cShortName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5];&quot; = &quot;;[.L215])" office:value-type="string" office:string-value="cShortName = ''" calcext:value-type="string">
            <text:p>cShortName = ''</text:p>
          </table:table-cell>
          <table:table-cell table:style-name="ce23" table:formula="of:=CONCATENATE(&quot;    &quot;;[.M215])" office:value-type="string" office:string-value="    cShortName = ''" calcext:value-type="string">
            <text:p><text:s text:c="4"/>cShortName = ''</text:p>
          </table:table-cell>
          <table:table-cell table:style-name="ce23" table:formula="of:=CONCATENATE(&quot;            .&quot;;[.K215];&quot; = &quot;;[.C215])" office:value-type="string" office:string-value="            .cShortName = abreviado" calcext:value-type="string">
            <text:p><text:s text:c="12"/>.cShortName = abreviad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6];&quot; &quot;;[.D216];&quot;(&quot;;[.E216];IF(EXACT([.F216];&quot;&quot;);&quot;&quot;;CONCATENATE(&quot;,&quot;;[.F216]));&quot;), ;&quot;)" office:value-type="string" office:string-value="        ruc C(15), ;" calcext:value-type="string">
            <text:p><text:s text:c="8"/>ruc C(15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in</text:p>
          </table:table-cell>
          <table:table-cell table:style-name="ce23" table:formula="of:=CONCATENATE(LOWER([.D216]);[.J216])" office:value-type="string" office:string-value="cTin" calcext:value-type="string">
            <text:p>cTin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6];&quot; = &quot;;[.L216])" office:value-type="string" office:string-value="cTin = ''" calcext:value-type="string">
            <text:p>cTin = ''</text:p>
          </table:table-cell>
          <table:table-cell table:style-name="ce23" table:formula="of:=CONCATENATE(&quot;    &quot;;[.M216])" office:value-type="string" office:string-value="    cTin = ''" calcext:value-type="string">
            <text:p><text:s text:c="4"/>cTin = ''</text:p>
          </table:table-cell>
          <table:table-cell table:style-name="ce23" table:formula="of:=CONCATENATE(&quot;            .&quot;;[.K216];&quot; = &quot;;[.C216])" office:value-type="string" office:string-value="            .cTin = ruc" calcext:value-type="string">
            <text:p><text:s text:c="12"/>.cTin = ruc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7];&quot; &quot;;[.D217];&quot;(&quot;;[.E217];IF(EXACT([.F217];&quot;&quot;);&quot;&quot;;CONCATENATE(&quot;,&quot;;[.F217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17]);[.J217])" office:value-type="string" office:string-value="lActive" calcext:value-type="string">
            <text:p>lActive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7];&quot; = &quot;;[.L217])" office:value-type="string" office:string-value="lActive = .F." calcext:value-type="string">
            <text:p>lActive = .F.</text:p>
          </table:table-cell>
          <table:table-cell table:style-name="ce23" table:formula="of:=CONCATENATE(&quot;    &quot;;[.M217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17];&quot; = &quot;;[.C217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9];&quot; &quot;;[.D219];&quot;(&quot;;[.E219];IF(EXACT([.F219];&quot;&quot;);&quot;&quot;;CONCATENATE(&quot;,&quot;;[.F219]));&quot;), ;&quot;)" office:value-type="string" office:string-value="        codigo N(5), ;" calcext:value-type="string">
            <text:p><text:s text:c="8"/>codigo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9]);[.J219])" office:value-type="string" office:string-value="nId" calcext:value-type="string">
            <text:p>nId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float" office:value="0" calcext:value-type="float">
            <text:p>0</text:p>
          </table:table-cell>
          <table:table-cell table:style-name="ce23" table:formula="of:=CONCATENATE([.K219];&quot; = &quot;;[.L219])" office:value-type="string" office:string-value="nId = 0" calcext:value-type="string">
            <text:p>nId = 0</text:p>
          </table:table-cell>
          <table:table-cell table:style-name="ce23" table:formula="of:=CONCATENATE(&quot;    &quot;;[.M219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9];&quot; = &quot;;[.C219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20];&quot; &quot;;[.D220];&quot;(&quot;;[.E220];IF(EXACT([.F220];&quot;&quot;);&quot;&quot;;CONCATENATE(&quot;,&quot;;[.F220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0]);[.J220])" office:value-type="string" office:string-value="cName" calcext:value-type="string">
            <text:p>cName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0];&quot; = &quot;;[.L220])" office:value-type="string" office:string-value="cName = ''" calcext:value-type="string">
            <text:p>cName = ''</text:p>
          </table:table-cell>
          <table:table-cell table:style-name="ce23" table:formula="of:=CONCATENATE(&quot;    &quot;;[.M220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0];&quot; = &quot;;[.C220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am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21];&quot; &quot;;[.D221];&quot;(&quot;;[.E221];IF(EXACT([.F221];&quot;&quot;);&quot;&quot;;CONCATENATE(&quot;,&quot;;[.F221]));&quot;), ;&quot;)" office:value-type="string" office:string-value="        departamen N(3), ;" calcext:value-type="string">
            <text:p><text:s text:c="8"/>departamen N(3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Department</text:p>
          </table:table-cell>
          <table:table-cell table:style-name="ce23" table:formula="of:=CONCATENATE(LOWER([.D221]);[.J221])" office:value-type="string" office:string-value="nDepartment" calcext:value-type="string">
            <text:p>nDepartment</text:p>
          </table:table-cell>
          <table:table-cell table:style-name="ce26" table:formula="of:=IF(EXACT([.D221];&quot;N&quot;);0;IF(EXACT([.D221];&quot;C&quot;);&quot;''&quot;;IF(EXACT([.D221];&quot;D&quot;);&quot;{}&quot;;IF(EXACT([.D221];&quot;L&quot;);&quot;.F.&quot;;IF(EXACT([.D221];&quot;M&quot;);&quot;''&quot;;&quot;ERROR&quot;)))))" office:value-type="float" office:value="0" calcext:value-type="float">
            <text:p>0</text:p>
          </table:table-cell>
          <table:table-cell table:style-name="ce23" table:formula="of:=CONCATENATE([.K221];&quot; = &quot;;[.L221])" office:value-type="string" office:string-value="nDepartment = 0" calcext:value-type="string">
            <text:p>nDepartment = 0</text:p>
          </table:table-cell>
          <table:table-cell table:style-name="ce23" table:formula="of:=CONCATENATE(&quot;    &quot;;[.M221])" office:value-type="string" office:string-value="    nDepartment = 0" calcext:value-type="string">
            <text:p><text:s text:c="4"/>nDepartment = 0</text:p>
          </table:table-cell>
          <table:table-cell table:style-name="ce23" table:formula="of:=CONCATENATE(&quot;            .&quot;;[.K221];&quot; = &quot;;[.C221])" office:value-type="string" office:string-value="            .nDepartment = departamen" calcext:value-type="string">
            <text:p><text:s text:c="12"/>.nDepartment = departamen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22];&quot; &quot;;[.D222];&quot;(&quot;;[.E222];IF(EXACT([.F222];&quot;&quot;);&quot;&quot;;CONCATENATE(&quot;,&quot;;[.F222]));&quot;), ;&quot;)" office:value-type="string" office:string-value="        ciudad N(5), ;" calcext:value-type="string">
            <text:p><text:s text:c="8"/>ciudad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ity</text:p>
          </table:table-cell>
          <table:table-cell table:style-name="ce23" table:formula="of:=CONCATENATE(LOWER([.D222]);[.J222])" office:value-type="string" office:string-value="nCity" calcext:value-type="string">
            <text:p>nCity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City = 0" calcext:value-type="string">
            <text:p>nCity = 0</text:p>
          </table:table-cell>
          <table:table-cell table:style-name="ce23" table:formula="of:=CONCATENATE(&quot;    &quot;;[.M222])" office:value-type="string" office:string-value="    nCity = 0" calcext:value-type="string">
            <text:p><text:s text:c="4"/>nCity = 0</text:p>
          </table:table-cell>
          <table:table-cell table:style-name="ce23" table:formula="of:=CONCATENATE(&quot;            .&quot;;[.K222];&quot; = &quot;;[.C222])" office:value-type="string" office:string-value="            .nCity = ciudad" calcext:value-type="string">
            <text:p><text:s text:c="12"/>.nCity = ciudad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23];&quot; &quot;;[.D223];&quot;(&quot;;[.E223];IF(EXACT([.F223];&quot;&quot;);&quot;&quot;;CONCATENATE(&quot;,&quot;;[.F223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23]);[.J223])" office:value-type="string" office:string-value="lActive" calcext:value-type="string">
            <text:p>lActiv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23];&quot; = &quot;;[.L223])" office:value-type="string" office:string-value="lActive = .F." calcext:value-type="string">
            <text:p>lActive = .F.</text:p>
          </table:table-cell>
          <table:table-cell table:style-name="ce23" table:formula="of:=CONCATENATE(&quot;    &quot;;[.M223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23];&quot; = &quot;;[.C223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24];&quot; &quot;;[.D224];&quot;(&quot;;[.E224];IF(EXACT([.F224];&quot;&quot;);&quot;&quot;;CONCATENATE(&quot;,&quot;;[.F22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ranch</text:p>
          </table:table-cell>
          <table:table-cell table:style-name="ce23" table:formula="of:=CONCATENATE(LOWER([.D224]);[.J224])" office:value-type="string" office:string-value="nBranch" calcext:value-type="string">
            <text:p>nBranch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float" office:value="0" calcext:value-type="float">
            <text:p>0</text:p>
          </table:table-cell>
          <table:table-cell table:style-name="ce23" table:formula="of:=CONCATENATE([.K224];&quot; = &quot;;[.L224])" office:value-type="string" office:string-value="nBranch = 0" calcext:value-type="string">
            <text:p>nBranch = 0</text:p>
          </table:table-cell>
          <table:table-cell table:style-name="ce23" table:formula="of:=CONCATENATE(&quot;    &quot;;[.M22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4];&quot; = &quot;;[.C22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6];&quot; &quot;;[.D226];&quot;(&quot;;[.E226];IF(EXACT([.F226];&quot;&quot;);&quot;&quot;;CONCATENATE(&quot;,&quot;;[.F226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226]);[.J226])" office:value-type="string" office:string-value="nReceipType" calcext:value-type="string">
            <text:p>nReceipTyp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float" office:value="0" calcext:value-type="float">
            <text:p>0</text:p>
          </table:table-cell>
          <table:table-cell table:style-name="ce23" table:formula="of:=CONCATENATE([.K226];&quot; = &quot;;[.L226])" office:value-type="string" office:string-value="nReceipType = 0" calcext:value-type="string">
            <text:p>nReceipType = 0</text:p>
          </table:table-cell>
          <table:table-cell table:style-name="ce23" table:formula="of:=CONCATENATE(&quot;    &quot;;[.M226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226];&quot; = &quot;;[.C226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7];&quot; &quot;;[.D227];&quot;(&quot;;[.E227];IF(EXACT([.F227];&quot;&quot;);&quot;&quot;;CONCATENATE(&quot;,&quot;;[.F227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227]);[.J227])" office:value-type="string" office:string-value="nReceipNum" calcext:value-type="string">
            <text:p>nReceipNum</text:p>
          </table:table-cell>
          <table:table-cell table:style-name="ce26" table:formula="of:=IF(EXACT([.D227];&quot;N&quot;);0;IF(EXACT([.D227];&quot;C&quot;);&quot;''&quot;;IF(EXACT([.D227];&quot;D&quot;);&quot;{}&quot;;IF(EXACT([.D227];&quot;L&quot;);&quot;.F.&quot;;IF(EXACT([.D227];&quot;M&quot;);&quot;''&quot;;&quot;ERROR&quot;)))))" office:value-type="float" office:value="0" calcext:value-type="float">
            <text:p>0</text:p>
          </table:table-cell>
          <table:table-cell table:style-name="ce23" table:formula="of:=CONCATENATE([.K227];&quot; = &quot;;[.L227])" office:value-type="string" office:string-value="nReceipNum = 0" calcext:value-type="string">
            <text:p>nReceipNum = 0</text:p>
          </table:table-cell>
          <table:table-cell table:style-name="ce23" table:formula="of:=CONCATENATE(&quot;    &quot;;[.M227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227];&quot; = &quot;;[.C227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8];&quot; &quot;;[.D228];&quot;(&quot;;[.E228];IF(EXACT([.F228];&quot;&quot;);&quot;&quot;;CONCATENATE(&quot;,&quot;;[.F228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228]);[.J228])" office:value-type="string" office:string-value="dReceipDate" calcext:value-type="string">
            <text:p>dReceipDate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8];&quot; = &quot;;[.L228])" office:value-type="string" office:string-value="dReceipDate = {}" calcext:value-type="string">
            <text:p>dReceipDate = {}</text:p>
          </table:table-cell>
          <table:table-cell table:style-name="ce23" table:formula="of:=CONCATENATE(&quot;    &quot;;[.M228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228];&quot; = &quot;;[.C228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29];&quot; &quot;;[.D229];&quot;(&quot;;[.E229];IF(EXACT([.F229];&quot;&quot;);&quot;&quot;;CONCATENATE(&quot;,&quot;;[.F229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9]);[.J229])" office:value-type="string" office:string-value="nBranch" calcext:value-type="string">
            <text:p>nBranch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float" office:value="0" calcext:value-type="float">
            <text:p>0</text:p>
          </table:table-cell>
          <table:table-cell table:style-name="ce23" table:formula="of:=CONCATENATE([.K229];&quot; = &quot;;[.L229])" office:value-type="string" office:string-value="nBranch = 0" calcext:value-type="string">
            <text:p>nBranch = 0</text:p>
          </table:table-cell>
          <table:table-cell table:style-name="ce23" table:formula="of:=CONCATENATE(&quot;    &quot;;[.M229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9];&quot; = &quot;;[.C229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30];&quot; &quot;;[.D230];&quot;(&quot;;[.E230];IF(EXACT([.F230];&quot;&quot;);&quot;&quot;;CONCATENATE(&quot;,&quot;;[.F230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30]);[.J230])" office:value-type="string" office:string-value="nCurrency" calcext:value-type="string">
            <text:p>nCurrency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float" office:value="0" calcext:value-type="float">
            <text:p>0</text:p>
          </table:table-cell>
          <table:table-cell table:style-name="ce23" table:formula="of:=CONCATENATE([.K230];&quot; = &quot;;[.L230])" office:value-type="string" office:string-value="nCurrency = 0" calcext:value-type="string">
            <text:p>nCurrency = 0</text:p>
          </table:table-cell>
          <table:table-cell table:style-name="ce23" table:formula="of:=CONCATENATE(&quot;    &quot;;[.M230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30];&quot; = &quot;;[.C230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1];&quot; &quot;;[.D231];&quot;(&quot;;[.E231];IF(EXACT([.F231];&quot;&quot;);&quot;&quot;;CONCATENATE(&quot;,&quot;;[.F231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31]);[.J231])" office:value-type="string" office:string-value="nExchRate" calcext:value-type="string">
            <text:p>nExchRate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ExchRate = 0" calcext:value-type="string">
            <text:p>nExchRate = 0</text:p>
          </table:table-cell>
          <table:table-cell table:style-name="ce23" table:formula="of:=CONCATENATE(&quot;    &quot;;[.M231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31];&quot; = &quot;;[.C231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2];&quot; &quot;;[.D232];&quot;(&quot;;[.E232];IF(EXACT([.F232];&quot;&quot;);&quot;&quot;;CONCATENATE(&quot;,&quot;;[.F232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232]);[.J232])" office:value-type="string" office:string-value="cInvoice" calcext:value-type="string">
            <text:p>cInvoice</text:p>
          </table:table-cell>
          <table:table-cell table:style-name="ce26" table:formula="of:=IF(EXACT([.D232];&quot;N&quot;);0;IF(EXACT([.D232];&quot;C&quot;);&quot;''&quot;;IF(EXACT([.D232];&quot;D&quot;);&quot;{}&quot;;IF(EXACT([.D232];&quot;L&quot;);&quot;.F.&quot;;IF(EXACT([.D23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2];&quot; = &quot;;[.L232])" office:value-type="string" office:string-value="cInvoice = ''" calcext:value-type="string">
            <text:p>cInvoice = ''</text:p>
          </table:table-cell>
          <table:table-cell table:style-name="ce23" table:formula="of:=CONCATENATE(&quot;    &quot;;[.M232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232];&quot; = &quot;;[.C232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33];&quot; &quot;;[.D233];&quot;(&quot;;[.E233];IF(EXACT([.F233];&quot;&quot;);&quot;&quot;;CONCATENATE(&quot;,&quot;;[.F233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233]);[.J233])" office:value-type="string" office:string-value="nCustomer" calcext:value-type="string">
            <text:p>nCustomer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Customer = 0" calcext:value-type="string">
            <text:p>nCustomer = 0</text:p>
          </table:table-cell>
          <table:table-cell table:style-name="ce23" table:formula="of:=CONCATENATE(&quot;    &quot;;[.M233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233];&quot; = &quot;;[.C233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34];&quot; &quot;;[.D234];&quot;(&quot;;[.E234];IF(EXACT([.F234];&quot;&quot;);&quot;&quot;;CONCATENATE(&quot;,&quot;;[.F234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234]);[.J234])" office:value-type="string" office:string-value="nCollector" calcext:value-type="string">
            <text:p>nCollector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float" office:value="0" calcext:value-type="float">
            <text:p>0</text:p>
          </table:table-cell>
          <table:table-cell table:style-name="ce23" table:formula="of:=CONCATENATE([.K234];&quot; = &quot;;[.L234])" office:value-type="string" office:string-value="nCollector = 0" calcext:value-type="string">
            <text:p>nCollector = 0</text:p>
          </table:table-cell>
          <table:table-cell table:style-name="ce23" table:formula="of:=CONCATENATE(&quot;    &quot;;[.M234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234];&quot; = &quot;;[.C234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5];&quot; &quot;;[.D235];&quot;(&quot;;[.E235];IF(EXACT([.F235];&quot;&quot;);&quot;&quot;;CONCATENATE(&quot;,&quot;;[.F235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35]);[.J235])" office:value-type="string" office:string-value="nCommission" calcext:value-type="string">
            <text:p>nCommission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float" office:value="0" calcext:value-type="float">
            <text:p>0</text:p>
          </table:table-cell>
          <table:table-cell table:style-name="ce23" table:formula="of:=CONCATENATE([.K235];&quot; = &quot;;[.L235])" office:value-type="string" office:string-value="nCommission = 0" calcext:value-type="string">
            <text:p>nCommission = 0</text:p>
          </table:table-cell>
          <table:table-cell table:style-name="ce23" table:formula="of:=CONCATENATE(&quot;    &quot;;[.M235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35];&quot; = &quot;;[.C235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6];&quot; &quot;;[.D236];&quot;(&quot;;[.E236];IF(EXACT([.F236];&quot;&quot;);&quot;&quot;;CONCATENATE(&quot;,&quot;;[.F236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36]);[.J236])" office:value-type="string" office:string-value="nAmtCharged" calcext:value-type="string">
            <text:p>nAmtCharged</text:p>
          </table:table-cell>
          <table:table-cell table:style-name="ce26" table:formula="of:=IF(EXACT([.D236];&quot;N&quot;);0;IF(EXACT([.D236];&quot;C&quot;);&quot;''&quot;;IF(EXACT([.D236];&quot;D&quot;);&quot;{}&quot;;IF(EXACT([.D236];&quot;L&quot;);&quot;.F.&quot;;IF(EXACT([.D236];&quot;M&quot;);&quot;''&quot;;&quot;ERROR&quot;)))))" office:value-type="float" office:value="0" calcext:value-type="float">
            <text:p>0</text:p>
          </table:table-cell>
          <table:table-cell table:style-name="ce23" table:formula="of:=CONCATENATE([.K236];&quot; = &quot;;[.L236])" office:value-type="string" office:string-value="nAmtCharged = 0" calcext:value-type="string">
            <text:p>nAmtCharged = 0</text:p>
          </table:table-cell>
          <table:table-cell table:style-name="ce23" table:formula="of:=CONCATENATE(&quot;    &quot;;[.M236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36];&quot; = &quot;;[.C236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 table:formula="of:=CONCATENATE(&quot;        &quot;;[.C237];&quot; &quot;;[.D237];&quot;(&quot;;[.E237];IF(EXACT([.F237];&quot;&quot;);&quot;&quot;;CONCATENATE(&quot;,&quot;;[.F237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37]);[.J237])" office:value-type="string" office:string-value="dCancelDate" calcext:value-type="string">
            <text:p>dCancelDate</text:p>
          </table:table-cell>
          <table:table-cell table:style-name="ce26" table:formula="of:=IF(EXACT([.D237];&quot;N&quot;);0;IF(EXACT([.D237];&quot;C&quot;);&quot;''&quot;;IF(EXACT([.D237];&quot;D&quot;);&quot;{}&quot;;IF(EXACT([.D237];&quot;L&quot;);&quot;.F.&quot;;IF(EXACT([.D23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37];&quot; = &quot;;[.L237])" office:value-type="string" office:string-value="dCancelDate = {}" calcext:value-type="string">
            <text:p>dCancelDate = {}</text:p>
          </table:table-cell>
          <table:table-cell table:style-name="ce23" table:formula="of:=CONCATENATE(&quot;    &quot;;[.M237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37];&quot; = &quot;;[.C237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8];&quot; &quot;;[.D238];&quot;(&quot;;[.E238];IF(EXACT([.F238];&quot;&quot;);&quot;&quot;;CONCATENATE(&quot;,&quot;;[.F238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38]);[.J238])" office:value-type="string" office:string-value="lCanceled" calcext:value-type="string">
            <text:p>lCanceled</text:p>
          </table:table-cell>
          <table:table-cell table:style-name="ce26" table:formula="of:=IF(EXACT([.D238];&quot;N&quot;);0;IF(EXACT([.D238];&quot;C&quot;);&quot;''&quot;;IF(EXACT([.D238];&quot;D&quot;);&quot;{}&quot;;IF(EXACT([.D238];&quot;L&quot;);&quot;.F.&quot;;IF(EXACT([.D238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8];&quot; = &quot;;[.L238])" office:value-type="string" office:string-value="lCanceled = .F." calcext:value-type="string">
            <text:p>lCanceled = .F.</text:p>
          </table:table-cell>
          <table:table-cell table:style-name="ce23" table:formula="of:=CONCATENATE(&quot;    &quot;;[.M238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38];&quot; = &quot;;[.C238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0];&quot; &quot;;[.D240];&quot;(&quot;;[.E240];IF(EXACT([.F240];&quot;&quot;);&quot;&quot;;CONCATENATE(&quot;,&quot;;[.F240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40]);[.J240])" office:value-type="string" office:string-value="nDocType" calcext:value-type="string">
            <text:p>nDocType</text:p>
          </table:table-cell>
          <table:table-cell table:style-name="ce26" table:formula="of:=IF(EXACT([.D240];&quot;N&quot;);0;IF(EXACT([.D240];&quot;C&quot;);&quot;''&quot;;IF(EXACT([.D240];&quot;D&quot;);&quot;{}&quot;;IF(EXACT([.D240];&quot;L&quot;);&quot;.F.&quot;;IF(EXACT([.D240];&quot;M&quot;);&quot;''&quot;;&quot;ERROR&quot;)))))" office:value-type="float" office:value="0" calcext:value-type="float">
            <text:p>0</text:p>
          </table:table-cell>
          <table:table-cell table:style-name="ce23" table:formula="of:=CONCATENATE([.K240];&quot; = &quot;;[.L240])" office:value-type="string" office:string-value="nDocType = 0" calcext:value-type="string">
            <text:p>nDocType = 0</text:p>
          </table:table-cell>
          <table:table-cell table:style-name="ce23" table:formula="of:=CONCATENATE(&quot;    &quot;;[.M240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40];&quot; = &quot;;[.C240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1];&quot; &quot;;[.D241];&quot;(&quot;;[.E241];IF(EXACT([.F241];&quot;&quot;);&quot;&quot;;CONCATENATE(&quot;,&quot;;[.F241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41]);[.J241])" office:value-type="string" office:string-value="nDocNum" calcext:value-type="string">
            <text:p>nDocNum</text:p>
          </table:table-cell>
          <table:table-cell table:style-name="ce26" table:formula="of:=IF(EXACT([.D241];&quot;N&quot;);0;IF(EXACT([.D241];&quot;C&quot;);&quot;''&quot;;IF(EXACT([.D241];&quot;D&quot;);&quot;{}&quot;;IF(EXACT([.D241];&quot;L&quot;);&quot;.F.&quot;;IF(EXACT([.D241];&quot;M&quot;);&quot;''&quot;;&quot;ERROR&quot;)))))" office:value-type="float" office:value="0" calcext:value-type="float">
            <text:p>0</text:p>
          </table:table-cell>
          <table:table-cell table:style-name="ce23" table:formula="of:=CONCATENATE([.K241];&quot; = &quot;;[.L241])" office:value-type="string" office:string-value="nDocNum = 0" calcext:value-type="string">
            <text:p>nDocNum = 0</text:p>
          </table:table-cell>
          <table:table-cell table:style-name="ce23" table:formula="of:=CONCATENATE(&quot;    &quot;;[.M241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41];&quot; = &quot;;[.C241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2];&quot; &quot;;[.D242];&quot;(&quot;;[.E242];IF(EXACT([.F242];&quot;&quot;);&quot;&quot;;CONCATENATE(&quot;,&quot;;[.F242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42]);[.J242])" office:value-type="string" office:string-value="dDocDate" calcext:value-type="string">
            <text:p>dDocDate</text:p>
          </table:table-cell>
          <table:table-cell table:style-name="ce26" table:formula="of:=IF(EXACT([.D242];&quot;N&quot;);0;IF(EXACT([.D242];&quot;C&quot;);&quot;''&quot;;IF(EXACT([.D242];&quot;D&quot;);&quot;{}&quot;;IF(EXACT([.D242];&quot;L&quot;);&quot;.F.&quot;;IF(EXACT([.D24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2];&quot; = &quot;;[.L242])" office:value-type="string" office:string-value="dDocDate = {}" calcext:value-type="string">
            <text:p>dDocDate = {}</text:p>
          </table:table-cell>
          <table:table-cell table:style-name="ce23" table:formula="of:=CONCATENATE(&quot;    &quot;;[.M242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42];&quot; = &quot;;[.C242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3];&quot; &quot;;[.D243];&quot;(&quot;;[.E243];IF(EXACT([.F243];&quot;&quot;);&quot;&quot;;CONCATENATE(&quot;,&quot;;[.F243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43]);[.J243])" office:value-type="string" office:string-value="nSupplier" calcext:value-type="string">
            <text:p>nSupplier</text:p>
          </table:table-cell>
          <table:table-cell table:style-name="ce26" table:formula="of:=IF(EXACT([.D243];&quot;N&quot;);0;IF(EXACT([.D243];&quot;C&quot;);&quot;''&quot;;IF(EXACT([.D243];&quot;D&quot;);&quot;{}&quot;;IF(EXACT([.D243];&quot;L&quot;);&quot;.F.&quot;;IF(EXACT([.D243];&quot;M&quot;);&quot;''&quot;;&quot;ERROR&quot;)))))" office:value-type="float" office:value="0" calcext:value-type="float">
            <text:p>0</text:p>
          </table:table-cell>
          <table:table-cell table:style-name="ce23" table:formula="of:=CONCATENATE([.K243];&quot; = &quot;;[.L243])" office:value-type="string" office:string-value="nSupplier = 0" calcext:value-type="string">
            <text:p>nSupplier = 0</text:p>
          </table:table-cell>
          <table:table-cell table:style-name="ce23" table:formula="of:=CONCATENATE(&quot;    &quot;;[.M243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43];&quot; = &quot;;[.C243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44];&quot; &quot;;[.D244];&quot;(&quot;;[.E244];IF(EXACT([.F244];&quot;&quot;);&quot;&quot;;CONCATENATE(&quot;,&quot;;[.F244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44]);[.J244])" office:value-type="string" office:string-value="nCurrency" calcext:value-type="string">
            <text:p>nCurrency</text:p>
          </table:table-cell>
          <table:table-cell table:style-name="ce26" table:formula="of:=IF(EXACT([.D244];&quot;N&quot;);0;IF(EXACT([.D244];&quot;C&quot;);&quot;''&quot;;IF(EXACT([.D244];&quot;D&quot;);&quot;{}&quot;;IF(EXACT([.D244];&quot;L&quot;);&quot;.F.&quot;;IF(EXACT([.D244];&quot;M&quot;);&quot;''&quot;;&quot;ERROR&quot;)))))" office:value-type="float" office:value="0" calcext:value-type="float">
            <text:p>0</text:p>
          </table:table-cell>
          <table:table-cell table:style-name="ce23" table:formula="of:=CONCATENATE([.K244];&quot; = &quot;;[.L244])" office:value-type="string" office:string-value="nCurrency = 0" calcext:value-type="string">
            <text:p>nCurrency = 0</text:p>
          </table:table-cell>
          <table:table-cell table:style-name="ce23" table:formula="of:=CONCATENATE(&quot;    &quot;;[.M244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44];&quot; = &quot;;[.C244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45];&quot; &quot;;[.D245];&quot;(&quot;;[.E245];IF(EXACT([.F245];&quot;&quot;);&quot;&quot;;CONCATENATE(&quot;,&quot;;[.F245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45]);[.J245])" office:value-type="string" office:string-value="nExchRate" calcext:value-type="string">
            <text:p>nExchRate</text:p>
          </table:table-cell>
          <table:table-cell table:style-name="ce26" table:formula="of:=IF(EXACT([.D245];&quot;N&quot;);0;IF(EXACT([.D245];&quot;C&quot;);&quot;''&quot;;IF(EXACT([.D245];&quot;D&quot;);&quot;{}&quot;;IF(EXACT([.D245];&quot;L&quot;);&quot;.F.&quot;;IF(EXACT([.D245];&quot;M&quot;);&quot;''&quot;;&quot;ERROR&quot;)))))" office:value-type="float" office:value="0" calcext:value-type="float">
            <text:p>0</text:p>
          </table:table-cell>
          <table:table-cell table:style-name="ce23" table:formula="of:=CONCATENATE([.K245];&quot; = &quot;;[.L245])" office:value-type="string" office:string-value="nExchRate = 0" calcext:value-type="string">
            <text:p>nExchRate = 0</text:p>
          </table:table-cell>
          <table:table-cell table:style-name="ce23" table:formula="of:=CONCATENATE(&quot;    &quot;;[.M245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45];&quot; = &quot;;[.C245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46];&quot; &quot;;[.D246];&quot;(&quot;;[.E246];IF(EXACT([.F246];&quot;&quot;);&quot;&quot;;CONCATENATE(&quot;,&quot;;[.F246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46]);[.J246])" office:value-type="string" office:string-value="nQtyInstall" calcext:value-type="string">
            <text:p>nQtyInstall</text:p>
          </table:table-cell>
          <table:table-cell table:style-name="ce26" table:formula="of:=IF(EXACT([.D246];&quot;N&quot;);0;IF(EXACT([.D246];&quot;C&quot;);&quot;''&quot;;IF(EXACT([.D246];&quot;D&quot;);&quot;{}&quot;;IF(EXACT([.D246];&quot;L&quot;);&quot;.F.&quot;;IF(EXACT([.D246];&quot;M&quot;);&quot;''&quot;;&quot;ERROR&quot;)))))" office:value-type="float" office:value="0" calcext:value-type="float">
            <text:p>0</text:p>
          </table:table-cell>
          <table:table-cell table:style-name="ce23" table:formula="of:=CONCATENATE([.K246];&quot; = &quot;;[.L246])" office:value-type="string" office:string-value="nQtyInstall = 0" calcext:value-type="string">
            <text:p>nQtyInstall = 0</text:p>
          </table:table-cell>
          <table:table-cell table:style-name="ce23" table:formula="of:=CONCATENATE(&quot;    &quot;;[.M246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46];&quot; = &quot;;[.C246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7];&quot; &quot;;[.D247];&quot;(&quot;;[.E247];IF(EXACT([.F247];&quot;&quot;);&quot;&quot;;CONCATENATE(&quot;,&quot;;[.F247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47]);[.J247])" office:value-type="string" office:string-value="nDiscPct" calcext:value-type="string">
            <text:p>nDiscPct</text:p>
          </table:table-cell>
          <table:table-cell table:style-name="ce26" table:formula="of:=IF(EXACT([.D247];&quot;N&quot;);0;IF(EXACT([.D247];&quot;C&quot;);&quot;''&quot;;IF(EXACT([.D247];&quot;D&quot;);&quot;{}&quot;;IF(EXACT([.D247];&quot;L&quot;);&quot;.F.&quot;;IF(EXACT([.D247];&quot;M&quot;);&quot;''&quot;;&quot;ERROR&quot;)))))" office:value-type="float" office:value="0" calcext:value-type="float">
            <text:p>0</text:p>
          </table:table-cell>
          <table:table-cell table:style-name="ce23" table:formula="of:=CONCATENATE([.K247];&quot; = &quot;;[.L247])" office:value-type="string" office:string-value="nDiscPct = 0" calcext:value-type="string">
            <text:p>nDiscPct = 0</text:p>
          </table:table-cell>
          <table:table-cell table:style-name="ce23" table:formula="of:=CONCATENATE(&quot;    &quot;;[.M24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47];&quot; = &quot;;[.C24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0" table:formula="of:=CONCATENATE(&quot;        &quot;;[.C248];&quot; &quot;;[.D248];&quot;(&quot;;[.E248];IF(EXACT([.F248];&quot;&quot;);&quot;&quot;;CONCATENATE(&quot;,&quot;;[.F248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48]);[.J248])" office:value-type="string" office:string-value="nDiscAmt" calcext:value-type="string">
            <text:p>nDiscAmt</text:p>
          </table:table-cell>
          <table:table-cell table:style-name="ce26" table:formula="of:=IF(EXACT([.D248];&quot;N&quot;);0;IF(EXACT([.D248];&quot;C&quot;);&quot;''&quot;;IF(EXACT([.D248];&quot;D&quot;);&quot;{}&quot;;IF(EXACT([.D248];&quot;L&quot;);&quot;.F.&quot;;IF(EXACT([.D248];&quot;M&quot;);&quot;''&quot;;&quot;ERROR&quot;)))))" office:value-type="float" office:value="0" calcext:value-type="float">
            <text:p>0</text:p>
          </table:table-cell>
          <table:table-cell table:style-name="ce23" table:formula="of:=CONCATENATE([.K248];&quot; = &quot;;[.L248])" office:value-type="string" office:string-value="nDiscAmt = 0" calcext:value-type="string">
            <text:p>nDiscAmt = 0</text:p>
          </table:table-cell>
          <table:table-cell table:style-name="ce23" table:formula="of:=CONCATENATE(&quot;    &quot;;[.M24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48];&quot; = &quot;;[.C24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9];&quot; &quot;;[.D249];&quot;(&quot;;[.E249];IF(EXACT([.F249];&quot;&quot;);&quot;&quot;;CONCATENATE(&quot;,&quot;;[.F249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49]);[.J249])" office:value-type="string" office:string-value="nDiscount" calcext:value-type="string">
            <text:p>nDiscount</text:p>
          </table:table-cell>
          <table:table-cell table:style-name="ce26" table:formula="of:=IF(EXACT([.D249];&quot;N&quot;);0;IF(EXACT([.D249];&quot;C&quot;);&quot;''&quot;;IF(EXACT([.D249];&quot;D&quot;);&quot;{}&quot;;IF(EXACT([.D249];&quot;L&quot;);&quot;.F.&quot;;IF(EXACT([.D249];&quot;M&quot;);&quot;''&quot;;&quot;ERROR&quot;)))))" office:value-type="float" office:value="0" calcext:value-type="float">
            <text:p>0</text:p>
          </table:table-cell>
          <table:table-cell table:style-name="ce23" table:formula="of:=CONCATENATE([.K249];&quot; = &quot;;[.L249])" office:value-type="string" office:string-value="nDiscount = 0" calcext:value-type="string">
            <text:p>nDiscount = 0</text:p>
          </table:table-cell>
          <table:table-cell table:style-name="ce23" table:formula="of:=CONCATENATE(&quot;    &quot;;[.M24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49];&quot; = &quot;;[.C24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0];&quot; &quot;;[.D250];&quot;(&quot;;[.E250];IF(EXACT([.F250];&quot;&quot;);&quot;&quot;;CONCATENATE(&quot;,&quot;;[.F250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50]);[.J250])" office:value-type="string" office:string-value="nInvoiceAmt" calcext:value-type="string">
            <text:p>nInvoiceAmt</text:p>
          </table:table-cell>
          <table:table-cell table:style-name="ce26" table:formula="of:=IF(EXACT([.D250];&quot;N&quot;);0;IF(EXACT([.D250];&quot;C&quot;);&quot;''&quot;;IF(EXACT([.D250];&quot;D&quot;);&quot;{}&quot;;IF(EXACT([.D250];&quot;L&quot;);&quot;.F.&quot;;IF(EXACT([.D250];&quot;M&quot;);&quot;''&quot;;&quot;ERROR&quot;)))))" office:value-type="float" office:value="0" calcext:value-type="float">
            <text:p>0</text:p>
          </table:table-cell>
          <table:table-cell table:style-name="ce23" table:formula="of:=CONCATENATE([.K250];&quot; = &quot;;[.L250])" office:value-type="string" office:string-value="nInvoiceAmt = 0" calcext:value-type="string">
            <text:p>nInvoiceAmt = 0</text:p>
          </table:table-cell>
          <table:table-cell table:style-name="ce23" table:formula="of:=CONCATENATE(&quot;    &quot;;[.M25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50];&quot; = &quot;;[.C25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1];&quot; &quot;;[.D251];&quot;(&quot;;[.E251];IF(EXACT([.F251];&quot;&quot;);&quot;&quot;;CONCATENATE(&quot;,&quot;;[.F251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51]);[.J251])" office:value-type="string" office:string-value="nDebMemoAmt" calcext:value-type="string">
            <text:p>nDebMemoAmt</text:p>
          </table:table-cell>
          <table:table-cell table:style-name="ce26" table:formula="of:=IF(EXACT([.D251];&quot;N&quot;);0;IF(EXACT([.D251];&quot;C&quot;);&quot;''&quot;;IF(EXACT([.D251];&quot;D&quot;);&quot;{}&quot;;IF(EXACT([.D251];&quot;L&quot;);&quot;.F.&quot;;IF(EXACT([.D251];&quot;M&quot;);&quot;''&quot;;&quot;ERROR&quot;)))))" office:value-type="float" office:value="0" calcext:value-type="float">
            <text:p>0</text:p>
          </table:table-cell>
          <table:table-cell table:style-name="ce23" table:formula="of:=CONCATENATE([.K251];&quot; = &quot;;[.L251])" office:value-type="string" office:string-value="nDebMemoAmt = 0" calcext:value-type="string">
            <text:p>nDebMemoAmt = 0</text:p>
          </table:table-cell>
          <table:table-cell table:style-name="ce23" table:formula="of:=CONCATENATE(&quot;    &quot;;[.M251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51];&quot; = &quot;;[.C251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2];&quot; &quot;;[.D252];&quot;(&quot;;[.E252];IF(EXACT([.F252];&quot;&quot;);&quot;&quot;;CONCATENATE(&quot;,&quot;;[.F252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52]);[.J252])" office:value-type="string" office:string-value="nCreMemoAmt" calcext:value-type="string">
            <text:p>nCreMemoAmt</text:p>
          </table:table-cell>
          <table:table-cell table:style-name="ce26" table:formula="of:=IF(EXACT([.D252];&quot;N&quot;);0;IF(EXACT([.D252];&quot;C&quot;);&quot;''&quot;;IF(EXACT([.D252];&quot;D&quot;);&quot;{}&quot;;IF(EXACT([.D252];&quot;L&quot;);&quot;.F.&quot;;IF(EXACT([.D252];&quot;M&quot;);&quot;''&quot;;&quot;ERROR&quot;)))))" office:value-type="float" office:value="0" calcext:value-type="float">
            <text:p>0</text:p>
          </table:table-cell>
          <table:table-cell table:style-name="ce23" table:formula="of:=CONCATENATE([.K252];&quot; = &quot;;[.L252])" office:value-type="string" office:string-value="nCreMemoAmt = 0" calcext:value-type="string">
            <text:p>nCreMemoAmt = 0</text:p>
          </table:table-cell>
          <table:table-cell table:style-name="ce23" table:formula="of:=CONCATENATE(&quot;    &quot;;[.M252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52];&quot; = &quot;;[.C252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3];&quot; &quot;;[.D253];&quot;(&quot;;[.E253];IF(EXACT([.F253];&quot;&quot;);&quot;&quot;;CONCATENATE(&quot;,&quot;;[.F253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53]);[.J253])" office:value-type="string" office:string-value="nPaymentAmt" calcext:value-type="string">
            <text:p>nPaymentAmt</text:p>
          </table:table-cell>
          <table:table-cell table:style-name="ce26" table:formula="of:=IF(EXACT([.D253];&quot;N&quot;);0;IF(EXACT([.D253];&quot;C&quot;);&quot;''&quot;;IF(EXACT([.D253];&quot;D&quot;);&quot;{}&quot;;IF(EXACT([.D253];&quot;L&quot;);&quot;.F.&quot;;IF(EXACT([.D253];&quot;M&quot;);&quot;''&quot;;&quot;ERROR&quot;)))))" office:value-type="float" office:value="0" calcext:value-type="float">
            <text:p>0</text:p>
          </table:table-cell>
          <table:table-cell table:style-name="ce23" table:formula="of:=CONCATENATE([.K253];&quot; = &quot;;[.L253])" office:value-type="string" office:string-value="nPaymentAmt = 0" calcext:value-type="string">
            <text:p>nPaymentAmt = 0</text:p>
          </table:table-cell>
          <table:table-cell table:style-name="ce23" table:formula="of:=CONCATENATE(&quot;    &quot;;[.M253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53];&quot; = &quot;;[.C253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54];&quot; &quot;;[.D254];&quot;(&quot;;[.E254];IF(EXACT([.F254];&quot;&quot;);&quot;&quot;;CONCATENATE(&quot;,&quot;;[.F254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54]);[.J254])" office:value-type="string" office:string-value="lConsignmen" calcext:value-type="string">
            <text:p>lConsignmen</text:p>
          </table:table-cell>
          <table:table-cell table:style-name="ce26" table:formula="of:=IF(EXACT([.D254];&quot;N&quot;);0;IF(EXACT([.D254];&quot;C&quot;);&quot;''&quot;;IF(EXACT([.D254];&quot;D&quot;);&quot;{}&quot;;IF(EXACT([.D254];&quot;L&quot;);&quot;.F.&quot;;IF(EXACT([.D25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4];&quot; = &quot;;[.L254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54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54];&quot; = &quot;;[.C254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55];&quot; &quot;;[.D255];&quot;(&quot;;[.E255];IF(EXACT([.F255];&quot;&quot;);&quot;&quot;;CONCATENATE(&quot;,&quot;;[.F255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55]);[.J255])" office:value-type="string" office:string-value="nBranch" calcext:value-type="string">
            <text:p>nBranch</text:p>
          </table:table-cell>
          <table:table-cell table:style-name="ce26" table:formula="of:=IF(EXACT([.D255];&quot;N&quot;);0;IF(EXACT([.D255];&quot;C&quot;);&quot;''&quot;;IF(EXACT([.D255];&quot;D&quot;);&quot;{}&quot;;IF(EXACT([.D255];&quot;L&quot;);&quot;.F.&quot;;IF(EXACT([.D255];&quot;M&quot;);&quot;''&quot;;&quot;ERROR&quot;)))))" office:value-type="float" office:value="0" calcext:value-type="float">
            <text:p>0</text:p>
          </table:table-cell>
          <table:table-cell table:style-name="ce23" table:formula="of:=CONCATENATE([.K255];&quot; = &quot;;[.L255])" office:value-type="string" office:string-value="nBranch = 0" calcext:value-type="string">
            <text:p>nBranch = 0</text:p>
          </table:table-cell>
          <table:table-cell table:style-name="ce23" table:formula="of:=CONCATENATE(&quot;    &quot;;[.M255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55];&quot; = &quot;;[.C255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desc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57];&quot; &quot;;[.D257];&quot;(&quot;;[.E257];IF(EXACT([.F257];&quot;&quot;);&quot;&quot;;CONCATENATE(&quot;,&quot;;[.F257]));&quot;), ;&quot;)" office:value-type="string" office:string-value="        id_desc N(10), ;" calcext:value-type="string">
            <text:p><text:s text:c="8"/>id_desc N(1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Id</text:p>
          </table:table-cell>
          <table:table-cell table:style-name="ce23" table:formula="of:=CONCATENATE(LOWER([.D257]);[.J257])" office:value-type="string" office:string-value="nId" calcext:value-type="string">
            <text:p>nId</text:p>
          </table:table-cell>
          <table:table-cell table:style-name="ce26" table:formula="of:=IF(EXACT([.D257];&quot;N&quot;);0;IF(EXACT([.D257];&quot;C&quot;);&quot;''&quot;;IF(EXACT([.D257];&quot;D&quot;);&quot;{}&quot;;IF(EXACT([.D257];&quot;L&quot;);&quot;.F.&quot;;IF(EXACT([.D257];&quot;M&quot;);&quot;''&quot;;&quot;ERROR&quot;)))))" office:value-type="float" office:value="0" calcext:value-type="float">
            <text:p>0</text:p>
          </table:table-cell>
          <table:table-cell table:style-name="ce23" table:formula="of:=CONCATENATE([.K257];&quot; = &quot;;[.L257])" office:value-type="string" office:string-value="nId = 0" calcext:value-type="string">
            <text:p>nId = 0</text:p>
          </table:table-cell>
          <table:table-cell table:style-name="ce23" table:formula="of:=CONCATENATE(&quot;    &quot;;[.M25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57];&quot; = &quot;;[.C257])" office:value-type="string" office:string-value="            .nId = id_desc" calcext:value-type="string">
            <text:p><text:s text:c="12"/>.nId = id_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58];&quot; &quot;;[.D258];&quot;(&quot;;[.E258];IF(EXACT([.F258];&quot;&quot;);&quot;&quot;;CONCATENATE(&quot;,&quot;;[.F258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58]);[.J258])" office:value-type="string" office:string-value="cName" calcext:value-type="string">
            <text:p>cName</text:p>
          </table:table-cell>
          <table:table-cell table:style-name="ce26" table:formula="of:=IF(EXACT([.D258];&quot;N&quot;);0;IF(EXACT([.D258];&quot;C&quot;);&quot;''&quot;;IF(EXACT([.D258];&quot;D&quot;);&quot;{}&quot;;IF(EXACT([.D258];&quot;L&quot;);&quot;.F.&quot;;IF(EXACT([.D25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58];&quot; = &quot;;[.L258])" office:value-type="string" office:string-value="cName = ''" calcext:value-type="string">
            <text:p>cName = ''</text:p>
          </table:table-cell>
          <table:table-cell table:style-name="ce23" table:formula="of:=CONCATENATE(&quot;    &quot;;[.M25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58];&quot; = &quot;;[.C25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59];&quot; &quot;;[.D259];&quot;(&quot;;[.E259];IF(EXACT([.F259];&quot;&quot;);&quot;&quot;;CONCATENATE(&quot;,&quot;;[.F259]));&quot;), ;&quot;)" office:value-type="string" office:string-value="        lista N(1), ;" calcext:value-type="string">
            <text:p><text:s text:c="8"/>lista N(1), ;</text:p>
          </table:table-cell>
          <table:table-cell office:value-type="string" calcext:value-type="string">
            <text:p>discount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259]);[.J259])" office:value-type="string" office:string-value="nPriceList" calcext:value-type="string">
            <text:p>nPriceList</text:p>
          </table:table-cell>
          <table:table-cell table:style-name="ce26" table:formula="of:=IF(EXACT([.D259];&quot;N&quot;);0;IF(EXACT([.D259];&quot;C&quot;);&quot;''&quot;;IF(EXACT([.D259];&quot;D&quot;);&quot;{}&quot;;IF(EXACT([.D259];&quot;L&quot;);&quot;.F.&quot;;IF(EXACT([.D259];&quot;M&quot;);&quot;''&quot;;&quot;ERROR&quot;)))))" office:value-type="float" office:value="0" calcext:value-type="float">
            <text:p>0</text:p>
          </table:table-cell>
          <table:table-cell table:style-name="ce23" table:formula="of:=CONCATENATE([.K259];&quot; = &quot;;[.L259])" office:value-type="string" office:string-value="nPriceList = 0" calcext:value-type="string">
            <text:p>nPriceList = 0</text:p>
          </table:table-cell>
          <table:table-cell table:style-name="ce23" table:formula="of:=CONCATENATE(&quot;    &quot;;[.M259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59];&quot; = &quot;;[.C259])" office:value-type="string" office:string-value="            .nPriceList = lista" calcext:value-type="string">
            <text:p><text:s text:c="12"/>.nPriceList = lista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60];&quot; &quot;;[.D260];&quot;(&quot;;[.E260];IF(EXACT([.F260];&quot;&quot;);&quot;&quot;;CONCATENATE(&quot;,&quot;;[.F260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DiscPct</text:p>
          </table:table-cell>
          <table:table-cell table:style-name="ce23" table:formula="of:=CONCATENATE(LOWER([.D260]);[.J260])" office:value-type="string" office:string-value="nnDiscPct" calcext:value-type="string">
            <text:p>nnDiscPct</text:p>
          </table:table-cell>
          <table:table-cell table:style-name="ce26" table:formula="of:=IF(EXACT([.D260];&quot;N&quot;);0;IF(EXACT([.D260];&quot;C&quot;);&quot;''&quot;;IF(EXACT([.D260];&quot;D&quot;);&quot;{}&quot;;IF(EXACT([.D260];&quot;L&quot;);&quot;.F.&quot;;IF(EXACT([.D260];&quot;M&quot;);&quot;''&quot;;&quot;ERROR&quot;)))))" office:value-type="float" office:value="0" calcext:value-type="float">
            <text:p>0</text:p>
          </table:table-cell>
          <table:table-cell table:style-name="ce23" table:formula="of:=CONCATENATE([.K260];&quot; = &quot;;[.L260])" office:value-type="string" office:string-value="nnDiscPct = 0" calcext:value-type="string">
            <text:p>nnDiscPct = 0</text:p>
          </table:table-cell>
          <table:table-cell table:style-name="ce23" table:formula="of:=CONCATENATE(&quot;    &quot;;[.M260])" office:value-type="string" office:string-value="    nnDiscPct = 0" calcext:value-type="string">
            <text:p><text:s text:c="4"/>nnDiscPct = 0</text:p>
          </table:table-cell>
          <table:table-cell table:style-name="ce23" table:formula="of:=CONCATENATE(&quot;            .&quot;;[.K260];&quot; = &quot;;[.C260])" office:value-type="string" office:string-value="            .nnDiscPct = porcdesc" calcext:value-type="string">
            <text:p><text:s text:c="12"/>.nnDiscPct = porc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1];&quot; &quot;;[.D261];&quot;(&quot;;[.E261];IF(EXACT([.F261];&quot;&quot;);&quot;&quot;;CONCATENATE(&quot;,&quot;;[.F261]));&quot;), ;&quot;)" office:value-type="string" office:string-value="        cantidad N(5), ;" calcext:value-type="string">
            <text:p><text:s text:c="8"/>cantidad N(5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Quantity</text:p>
          </table:table-cell>
          <table:table-cell table:style-name="ce23" table:formula="of:=CONCATENATE(LOWER([.D261]);[.J261])" office:value-type="string" office:string-value="nQuantity" calcext:value-type="string">
            <text:p>nQuantity</text:p>
          </table:table-cell>
          <table:table-cell table:style-name="ce26" table:formula="of:=IF(EXACT([.D261];&quot;N&quot;);0;IF(EXACT([.D261];&quot;C&quot;);&quot;''&quot;;IF(EXACT([.D261];&quot;D&quot;);&quot;{}&quot;;IF(EXACT([.D261];&quot;L&quot;);&quot;.F.&quot;;IF(EXACT([.D261];&quot;M&quot;);&quot;''&quot;;&quot;ERROR&quot;)))))" office:value-type="float" office:value="0" calcext:value-type="float">
            <text:p>0</text:p>
          </table:table-cell>
          <table:table-cell table:style-name="ce23" table:formula="of:=CONCATENATE([.K261];&quot; = &quot;;[.L261])" office:value-type="string" office:string-value="nQuantity = 0" calcext:value-type="string">
            <text:p>nQuantity = 0</text:p>
          </table:table-cell>
          <table:table-cell table:style-name="ce23" table:formula="of:=CONCATENATE(&quot;    &quot;;[.M261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261];&quot; = &quot;;[.C261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2];&quot; &quot;;[.D262];&quot;(&quot;;[.E262];IF(EXACT([.F262];&quot;&quot;);&quot;&quot;;CONCATENATE(&quot;,&quot;;[.F262]));&quot;), ;&quot;)" office:value-type="string" office:string-value="        fec_inicio D(8), ;" calcext:value-type="string">
            <text:p><text:s text:c="8"/>fec_inicio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62]);[.J262])" office:value-type="string" office:string-value="dFromDate" calcext:value-type="string">
            <text:p>dFromDate</text:p>
          </table:table-cell>
          <table:table-cell table:style-name="ce26" table:formula="of:=IF(EXACT([.D262];&quot;N&quot;);0;IF(EXACT([.D262];&quot;C&quot;);&quot;''&quot;;IF(EXACT([.D262];&quot;D&quot;);&quot;{}&quot;;IF(EXACT([.D262];&quot;L&quot;);&quot;.F.&quot;;IF(EXACT([.D2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2];&quot; = &quot;;[.L262])" office:value-type="string" office:string-value="dFromDate = {}" calcext:value-type="string">
            <text:p>dFromDate = {}</text:p>
          </table:table-cell>
          <table:table-cell table:style-name="ce23" table:formula="of:=CONCATENATE(&quot;    &quot;;[.M262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62];&quot; = &quot;;[.C262])" office:value-type="string" office:string-value="            .dFromDate = fec_inicio" calcext:value-type="string">
            <text:p><text:s text:c="12"/>.dFromDate = fec_inicio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3];&quot; &quot;;[.D263];&quot;(&quot;;[.E263];IF(EXACT([.F263];&quot;&quot;);&quot;&quot;;CONCATENATE(&quot;,&quot;;[.F263]));&quot;), ;&quot;)" office:value-type="string" office:string-value="        fec_fin D(8), ;" calcext:value-type="string">
            <text:p><text:s text:c="8"/>fec_fin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63]);[.J263])" office:value-type="string" office:string-value="dUntilDate" calcext:value-type="string">
            <text:p>dUntilDate</text:p>
          </table:table-cell>
          <table:table-cell table:style-name="ce26" table:formula="of:=IF(EXACT([.D263];&quot;N&quot;);0;IF(EXACT([.D263];&quot;C&quot;);&quot;''&quot;;IF(EXACT([.D263];&quot;D&quot;);&quot;{}&quot;;IF(EXACT([.D263];&quot;L&quot;);&quot;.F.&quot;;IF(EXACT([.D26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3];&quot; = &quot;;[.L263])" office:value-type="string" office:string-value="dUntilDate = {}" calcext:value-type="string">
            <text:p>dUntilDate = {}</text:p>
          </table:table-cell>
          <table:table-cell table:style-name="ce23" table:formula="of:=CONCATENATE(&quot;    &quot;;[.M263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63];&quot; = &quot;;[.C263])" office:value-type="string" office:string-value="            .dUntilDate = fec_fin" calcext:value-type="string">
            <text:p><text:s text:c="12"/>.dUntilDate = fec_fin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c_al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4];&quot; &quot;;[.D264];&quot;(&quot;;[.E264];IF(EXACT([.F264];&quot;&quot;);&quot;&quot;;CONCATENATE(&quot;,&quot;;[.F264]));&quot;), ;&quot;)" office:value-type="string" office:string-value="        fec_alta D(8), ;" calcext:value-type="string">
            <text:p><text:s text:c="8"/>fec_alta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reatedAt</text:p>
          </table:table-cell>
          <table:table-cell table:style-name="ce23" table:formula="of:=CONCATENATE(LOWER([.D264]);[.J264])" office:value-type="string" office:string-value="dCreatedAt" calcext:value-type="string">
            <text:p>dCreatedAt</text:p>
          </table:table-cell>
          <table:table-cell table:style-name="ce26" table:formula="of:=IF(EXACT([.D264];&quot;N&quot;);0;IF(EXACT([.D264];&quot;C&quot;);&quot;''&quot;;IF(EXACT([.D264];&quot;D&quot;);&quot;{}&quot;;IF(EXACT([.D264];&quot;L&quot;);&quot;.F.&quot;;IF(EXACT([.D26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4];&quot; = &quot;;[.L264])" office:value-type="string" office:string-value="dCreatedAt = {}" calcext:value-type="string">
            <text:p>dCreatedAt = {}</text:p>
          </table:table-cell>
          <table:table-cell table:style-name="ce23" table:formula="of:=CONCATENATE(&quot;    &quot;;[.M264])" office:value-type="string" office:string-value="    dCreatedAt = {}" calcext:value-type="string">
            <text:p><text:s text:c="4"/>dCreatedAt = {}</text:p>
          </table:table-cell>
          <table:table-cell table:style-name="ce23" table:formula="of:=CONCATENATE(&quot;            .&quot;;[.K264];&quot; = &quot;;[.C264])" office:value-type="string" office:string-value="            .dCreatedAt = fec_alta" calcext:value-type="string">
            <text:p><text:s text:c="12"/>.dCreatedAt = fec_alt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66];&quot; &quot;;[.D266];&quot;(&quot;;[.E266];IF(EXACT([.F266];&quot;&quot;);&quot;&quot;;CONCATENATE(&quot;,&quot;;[.F266]));&quot;), ;&quot;)" office:value-type="string" office:string-value="        codigo I(4), ;" calcext:value-type="string">
            <text:p><text:s text:c="8"/>codigo I(4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d</text:p>
          </table:table-cell>
          <table:table-cell table:style-name="ce23" table:formula="of:=CONCATENATE(IF(OR(EXACT([.D266];&quot;N&quot;);EXACT([.D266];&quot;I&quot;));&quot;n&quot;;IF(OR(EXACT([.D266];&quot;C&quot;);EXACT([.D266];&quot;V&quot;));&quot;c&quot;;IF(EXACT([.D266];&quot;D&quot;);&quot;d&quot;;IF(EXACT([.D266];&quot;L&quot;);&quot;l&quot;;IF(EXACT([.D266];&quot;M&quot;);&quot;c&quot;;&quot;ERROR&quot;)))));[.J266])" office:value-type="string" office:string-value="nId" calcext:value-type="string">
            <text:p>nId</text:p>
          </table:table-cell>
          <table:table-cell table:style-name="ce26" table:formula="of:=IF(OR(EXACT([.D266];&quot;N&quot;);EXACT([.D266];&quot;I&quot;));0;IF(OR(EXACT([.D266];&quot;C&quot;);EXACT([.D266];&quot;V&quot;));&quot;''&quot;;IF(EXACT([.D266];&quot;D&quot;);&quot;{}&quot;;IF(EXACT([.D266];&quot;L&quot;);&quot;.F.&quot;;IF(EXACT([.D266];&quot;M&quot;);&quot;''&quot;;&quot;ERROR&quot;)))))" office:value-type="float" office:value="0" calcext:value-type="float">
            <text:p>0</text:p>
          </table:table-cell>
          <table:table-cell table:style-name="ce23" table:formula="of:=CONCATENATE([.K266];&quot; = &quot;;[.L266])" office:value-type="string" office:string-value="nId = 0" calcext:value-type="string">
            <text:p>nId = 0</text:p>
          </table:table-cell>
          <table:table-cell table:style-name="ce23" table:formula="of:=CONCATENATE(&quot;    &quot;;[.M266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66];&quot; = &quot;;[.C266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7];&quot; &quot;;[.D267];&quot;(&quot;;[.E267];IF(EXACT([.F267];&quot;&quot;);&quot;&quot;;CONCATENATE(&quot;,&quot;;[.F267]));&quot;), ;&quot;)" office:value-type="string" office:string-value="        orden V(5), ;" calcext:value-type="string">
            <text:p><text:s text:c="8"/>orden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Order</text:p>
          </table:table-cell>
          <table:table-cell table:style-name="ce23" table:formula="of:=CONCATENATE(IF(OR(EXACT([.D267];&quot;N&quot;);EXACT([.D267];&quot;I&quot;));&quot;n&quot;;IF(OR(EXACT([.D267];&quot;C&quot;);EXACT([.D267];&quot;V&quot;));&quot;c&quot;;IF(EXACT([.D267];&quot;D&quot;);&quot;d&quot;;IF(EXACT([.D267];&quot;L&quot;);&quot;l&quot;;IF(EXACT([.D267];&quot;M&quot;);&quot;c&quot;;&quot;ERROR&quot;)))));[.J267])" office:value-type="string" office:string-value="cOrder" calcext:value-type="string">
            <text:p>cOrder</text:p>
          </table:table-cell>
          <table:table-cell table:style-name="ce26" table:formula="of:=IF(OR(EXACT([.D267];&quot;N&quot;);EXACT([.D267];&quot;I&quot;));0;IF(OR(EXACT([.D267];&quot;C&quot;);EXACT([.D267];&quot;V&quot;));&quot;''&quot;;IF(EXACT([.D267];&quot;D&quot;);&quot;{}&quot;;IF(EXACT([.D267];&quot;L&quot;);&quot;.F.&quot;;IF(EXACT([.D26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7];&quot; = &quot;;[.L267])" office:value-type="string" office:string-value="cOrder = ''" calcext:value-type="string">
            <text:p>cOrder = ''</text:p>
          </table:table-cell>
          <table:table-cell table:style-name="ce23" table:formula="of:=CONCATENATE(&quot;    &quot;;[.M267])" office:value-type="string" office:string-value="    cOrder = ''" calcext:value-type="string">
            <text:p><text:s text:c="4"/>cOrder = ''</text:p>
          </table:table-cell>
          <table:table-cell table:style-name="ce23" table:formula="of:=CONCATENATE(&quot;            .&quot;;[.K267];&quot; = &quot;;[.C267])" office:value-type="string" office:string-value="            .cOrder = orden" calcext:value-type="string">
            <text:p><text:s text:c="12"/>.cOrder = orden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" table:formula="of:=CONCATENATE(&quot;        &quot;;[.C268];&quot; &quot;;[.D268];&quot;(&quot;;[.E268];IF(EXACT([.F268];&quot;&quot;);&quot;&quot;;CONCATENATE(&quot;,&quot;;[.F268]));&quot;), ;&quot;)" office:value-type="string" office:string-value="        nombre V(100), ;" calcext:value-type="string">
            <text:p><text:s text:c="8"/>nombre V(100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Name</text:p>
          </table:table-cell>
          <table:table-cell table:style-name="ce23" table:formula="of:=CONCATENATE(IF(OR(EXACT([.D268];&quot;N&quot;);EXACT([.D268];&quot;I&quot;));&quot;n&quot;;IF(OR(EXACT([.D268];&quot;C&quot;);EXACT([.D268];&quot;V&quot;));&quot;c&quot;;IF(EXACT([.D268];&quot;D&quot;);&quot;d&quot;;IF(EXACT([.D268];&quot;L&quot;);&quot;l&quot;;IF(EXACT([.D268];&quot;M&quot;);&quot;c&quot;;&quot;ERROR&quot;)))));[.J268])" office:value-type="string" office:string-value="cName" calcext:value-type="string">
            <text:p>cName</text:p>
          </table:table-cell>
          <table:table-cell table:style-name="ce26" table:formula="of:=IF(OR(EXACT([.D268];&quot;N&quot;);EXACT([.D268];&quot;I&quot;));0;IF(OR(EXACT([.D268];&quot;C&quot;);EXACT([.D268];&quot;V&quot;));&quot;''&quot;;IF(EXACT([.D268];&quot;D&quot;);&quot;{}&quot;;IF(EXACT([.D268];&quot;L&quot;);&quot;.F.&quot;;IF(EXACT([.D26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8];&quot; = &quot;;[.L268])" office:value-type="string" office:string-value="cName = ''" calcext:value-type="string">
            <text:p>cName = ''</text:p>
          </table:table-cell>
          <table:table-cell table:style-name="ce23" table:formula="of:=CONCATENATE(&quot;    &quot;;[.M26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68];&quot; = &quot;;[.C26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utabl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69];&quot; &quot;;[.D269];&quot;(&quot;;[.E269];IF(EXACT([.F269];&quot;&quot;);&quot;&quot;;CONCATENATE(&quot;,&quot;;[.F269]));&quot;), ;&quot;)" office:value-type="string" office:string-value="        imputable C(1), ;" calcext:value-type="string">
            <text:p><text:s text:c="8"/>imputable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Imputable</text:p>
          </table:table-cell>
          <table:table-cell table:style-name="ce23" table:formula="of:=CONCATENATE(IF(OR(EXACT([.D269];&quot;N&quot;);EXACT([.D269];&quot;I&quot;));&quot;n&quot;;IF(OR(EXACT([.D269];&quot;C&quot;);EXACT([.D269];&quot;V&quot;));&quot;c&quot;;IF(EXACT([.D269];&quot;D&quot;);&quot;d&quot;;IF(EXACT([.D269];&quot;L&quot;);&quot;l&quot;;IF(EXACT([.D269];&quot;M&quot;);&quot;c&quot;;&quot;ERROR&quot;)))));[.J269])" office:value-type="string" office:string-value="cImputable" calcext:value-type="string">
            <text:p>cImputable</text:p>
          </table:table-cell>
          <table:table-cell table:style-name="ce26" table:formula="of:=IF(OR(EXACT([.D269];&quot;N&quot;);EXACT([.D269];&quot;I&quot;));0;IF(OR(EXACT([.D269];&quot;C&quot;);EXACT([.D269];&quot;V&quot;));&quot;''&quot;;IF(EXACT([.D269];&quot;D&quot;);&quot;{}&quot;;IF(EXACT([.D269];&quot;L&quot;);&quot;.F.&quot;;IF(EXACT([.D26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69];&quot; = &quot;;[.L269])" office:value-type="string" office:string-value="cImputable = ''" calcext:value-type="string">
            <text:p>cImputable = ''</text:p>
          </table:table-cell>
          <table:table-cell table:style-name="ce23" table:formula="of:=CONCATENATE(&quot;    &quot;;[.M269])" office:value-type="string" office:string-value="    cImputable = ''" calcext:value-type="string">
            <text:p><text:s text:c="4"/>cImputable = ''</text:p>
          </table:table-cell>
          <table:table-cell table:style-name="ce23" table:formula="of:=CONCATENATE(&quot;            .&quot;;[.K269];&quot; = &quot;;[.C269])" office:value-type="string" office:string-value="            .cImputable = imputable" calcext:value-type="string">
            <text:p><text:s text:c="12"/>.cImputable = imputabl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0];&quot; &quot;;[.D270];&quot;(&quot;;[.E270];IF(EXACT([.F270];&quot;&quot;);&quot;&quot;;CONCATENATE(&quot;,&quot;;[.F270]));&quot;), ;&quot;)" office:value-type="string" office:string-value="        desde V(5), ;" calcext:value-type="string">
            <text:p><text:s text:c="8"/>desde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From</text:p>
          </table:table-cell>
          <table:table-cell table:style-name="ce23" table:formula="of:=CONCATENATE(IF(OR(EXACT([.D270];&quot;N&quot;);EXACT([.D270];&quot;I&quot;));&quot;n&quot;;IF(OR(EXACT([.D270];&quot;C&quot;);EXACT([.D270];&quot;V&quot;));&quot;c&quot;;IF(EXACT([.D270];&quot;D&quot;);&quot;d&quot;;IF(EXACT([.D270];&quot;L&quot;);&quot;l&quot;;IF(EXACT([.D270];&quot;M&quot;);&quot;c&quot;;&quot;ERROR&quot;)))));[.J270])" office:value-type="string" office:string-value="cFrom" calcext:value-type="string">
            <text:p>cFrom</text:p>
          </table:table-cell>
          <table:table-cell table:style-name="ce26" table:formula="of:=IF(OR(EXACT([.D270];&quot;N&quot;);EXACT([.D270];&quot;I&quot;));0;IF(OR(EXACT([.D270];&quot;C&quot;);EXACT([.D270];&quot;V&quot;));&quot;''&quot;;IF(EXACT([.D270];&quot;D&quot;);&quot;{}&quot;;IF(EXACT([.D270];&quot;L&quot;);&quot;.F.&quot;;IF(EXACT([.D27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0];&quot; = &quot;;[.L270])" office:value-type="string" office:string-value="cFrom = ''" calcext:value-type="string">
            <text:p>cFrom = ''</text:p>
          </table:table-cell>
          <table:table-cell table:style-name="ce23" table:formula="of:=CONCATENATE(&quot;    &quot;;[.M270])" office:value-type="string" office:string-value="    cFrom = ''" calcext:value-type="string">
            <text:p><text:s text:c="4"/>cFrom = ''</text:p>
          </table:table-cell>
          <table:table-cell table:style-name="ce23" table:formula="of:=CONCATENATE(&quot;            .&quot;;[.K270];&quot; = &quot;;[.C270])" office:value-type="string" office:string-value="            .cFrom = desde" calcext:value-type="string">
            <text:p><text:s text:c="12"/>.cFrom = desde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71];&quot; &quot;;[.D271];&quot;(&quot;;[.E271];IF(EXACT([.F271];&quot;&quot;);&quot;&quot;;CONCATENATE(&quot;,&quot;;[.F271]));&quot;), ;&quot;)" office:value-type="string" office:string-value="        hasta V(5), ;" calcext:value-type="string">
            <text:p><text:s text:c="8"/>hasta V(5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Until</text:p>
          </table:table-cell>
          <table:table-cell table:style-name="ce23" table:formula="of:=CONCATENATE(IF(OR(EXACT([.D271];&quot;N&quot;);EXACT([.D271];&quot;I&quot;));&quot;n&quot;;IF(OR(EXACT([.D271];&quot;C&quot;);EXACT([.D271];&quot;V&quot;));&quot;c&quot;;IF(EXACT([.D271];&quot;D&quot;);&quot;d&quot;;IF(EXACT([.D271];&quot;L&quot;);&quot;l&quot;;IF(EXACT([.D271];&quot;M&quot;);&quot;c&quot;;&quot;ERROR&quot;)))));[.J271])" office:value-type="string" office:string-value="cUntil" calcext:value-type="string">
            <text:p>cUntil</text:p>
          </table:table-cell>
          <table:table-cell table:style-name="ce26" table:formula="of:=IF(OR(EXACT([.D271];&quot;N&quot;);EXACT([.D271];&quot;I&quot;));0;IF(OR(EXACT([.D271];&quot;C&quot;);EXACT([.D271];&quot;V&quot;));&quot;''&quot;;IF(EXACT([.D271];&quot;D&quot;);&quot;{}&quot;;IF(EXACT([.D271];&quot;L&quot;);&quot;.F.&quot;;IF(EXACT([.D27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1];&quot; = &quot;;[.L271])" office:value-type="string" office:string-value="cUntil = ''" calcext:value-type="string">
            <text:p>cUntil = ''</text:p>
          </table:table-cell>
          <table:table-cell table:style-name="ce23" table:formula="of:=CONCATENATE(&quot;    &quot;;[.M271])" office:value-type="string" office:string-value="    cUntil = ''" calcext:value-type="string">
            <text:p><text:s text:c="4"/>cUntil = ''</text:p>
          </table:table-cell>
          <table:table-cell table:style-name="ce23" table:formula="of:=CONCATENATE(&quot;            .&quot;;[.K271];&quot; = &quot;;[.C271])" office:value-type="string" office:string-value="            .cUntil = hasta" calcext:value-type="string">
            <text:p><text:s text:c="12"/>.cUntil = hasta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2];&quot; &quot;;[.D272];&quot;(&quot;;[.E272];IF(EXACT([.F272];&quot;&quot;);&quot;&quot;;CONCATENATE(&quot;,&quot;;[.F272]));&quot;), ;&quot;)" office:value-type="string" office:string-value="        signo C(1), ;" calcext:value-type="string">
            <text:p><text:s text:c="8"/>signo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Sign</text:p>
          </table:table-cell>
          <table:table-cell table:style-name="ce23" table:formula="of:=CONCATENATE(IF(OR(EXACT([.D272];&quot;N&quot;);EXACT([.D272];&quot;I&quot;));&quot;n&quot;;IF(OR(EXACT([.D272];&quot;C&quot;);EXACT([.D272];&quot;V&quot;));&quot;c&quot;;IF(EXACT([.D272];&quot;D&quot;);&quot;d&quot;;IF(EXACT([.D272];&quot;L&quot;);&quot;l&quot;;IF(EXACT([.D272];&quot;M&quot;);&quot;c&quot;;&quot;ERROR&quot;)))));[.J272])" office:value-type="string" office:string-value="cSign" calcext:value-type="string">
            <text:p>cSign</text:p>
          </table:table-cell>
          <table:table-cell table:style-name="ce26" table:formula="of:=IF(OR(EXACT([.D272];&quot;N&quot;);EXACT([.D272];&quot;I&quot;));0;IF(OR(EXACT([.D272];&quot;C&quot;);EXACT([.D272];&quot;V&quot;));&quot;''&quot;;IF(EXACT([.D272];&quot;D&quot;);&quot;{}&quot;;IF(EXACT([.D272];&quot;L&quot;);&quot;.F.&quot;;IF(EXACT([.D2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2];&quot; = &quot;;[.L272])" office:value-type="string" office:string-value="cSign = ''" calcext:value-type="string">
            <text:p>cSign = ''</text:p>
          </table:table-cell>
          <table:table-cell table:style-name="ce23" table:formula="of:=CONCATENATE(&quot;    &quot;;[.M272])" office:value-type="string" office:string-value="    cSign = ''" calcext:value-type="string">
            <text:p><text:s text:c="4"/>cSign = ''</text:p>
          </table:table-cell>
          <table:table-cell table:style-name="ce23" table:formula="of:=CONCATENATE(&quot;            .&quot;;[.K272];&quot; = &quot;;[.C272])" office:value-type="string" office:string-value="            .cSign = signo" calcext:value-type="string">
            <text:p><text:s text:c="12"/>.cSign = signo</text:p>
          </table:table-cell>
        </table:table-row>
        <table:table-row table:style-name="ro1">
          <table:table-cell office:value-type="string" calcext:value-type="string">
            <text:p>cabeflu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_subgru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73];&quot; &quot;;[.D273];&quot;(&quot;;[.E273];IF(EXACT([.F273];&quot;&quot;);&quot;&quot;;CONCATENATE(&quot;,&quot;;[.F273]));&quot;), ;&quot;)" office:value-type="string" office:string-value="        tot_subgru C(1), ;" calcext:value-type="string">
            <text:p><text:s text:c="8"/>tot_subgru C(1), ;</text:p>
          </table:table-cell>
          <table:table-cell office:value-type="string" calcext:value-type="string">
            <text:p>cash_flow</text:p>
          </table:table-cell>
          <table:table-cell office:value-type="string" calcext:value-type="string">
            <text:p>TotSubgrou</text:p>
          </table:table-cell>
          <table:table-cell table:style-name="ce23" table:formula="of:=CONCATENATE(IF(OR(EXACT([.D273];&quot;N&quot;);EXACT([.D273];&quot;I&quot;));&quot;n&quot;;IF(OR(EXACT([.D273];&quot;C&quot;);EXACT([.D273];&quot;V&quot;));&quot;c&quot;;IF(EXACT([.D273];&quot;D&quot;);&quot;d&quot;;IF(EXACT([.D273];&quot;L&quot;);&quot;l&quot;;IF(EXACT([.D273];&quot;M&quot;);&quot;c&quot;;&quot;ERROR&quot;)))));[.J273])" office:value-type="string" office:string-value="cTotSubgrou" calcext:value-type="string">
            <text:p>cTotSubgrou</text:p>
          </table:table-cell>
          <table:table-cell table:style-name="ce26" table:formula="of:=IF(OR(EXACT([.D273];&quot;N&quot;);EXACT([.D273];&quot;I&quot;));0;IF(OR(EXACT([.D273];&quot;C&quot;);EXACT([.D273];&quot;V&quot;));&quot;''&quot;;IF(EXACT([.D273];&quot;D&quot;);&quot;{}&quot;;IF(EXACT([.D273];&quot;L&quot;);&quot;.F.&quot;;IF(EXACT([.D2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73];&quot; = &quot;;[.L273])" office:value-type="string" office:string-value="cTotSubgrou = ''" calcext:value-type="string">
            <text:p>cTotSubgrou = ''</text:p>
          </table:table-cell>
          <table:table-cell table:style-name="ce23" table:formula="of:=CONCATENATE(&quot;    &quot;;[.M273])" office:value-type="string" office:string-value="    cTotSubgrou = ''" calcext:value-type="string">
            <text:p><text:s text:c="4"/>cTotSubgrou = ''</text:p>
          </table:table-cell>
          <table:table-cell table:style-name="ce23" table:formula="of:=CONCATENATE(&quot;            .&quot;;[.K273];&quot; = &quot;;[.C273])" office:value-type="string" office:string-value="            .cTotSubgrou = tot_subgru" calcext:value-type="string">
            <text:p><text:s text:c="12"/>.cTotSubgrou = tot_subgru</text:p>
          </table:table-cell>
        </table:table-row>
        <table:table-row table:style-name="ro1" table:number-rows-repeated="104830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07:35:51.2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5T08:31:55.757000000</dc:date>
    <meta:editing-duration>PT14H56M42S</meta:editing-duration>
    <meta:editing-cycles>45</meta:editing-cycles>
    <meta:generator>LibreOffice/7.6.6.3$Windows_X86_64 LibreOffice_project/d97b2716a9a4a2ce1391dee1765565ea469b0ae7</meta:generator>
    <meta:document-statistic meta:table-count="1" meta:cell-count="2750" meta:object-count="0"/>
  </office:meta>
</office:document-meta>
</file>